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3.764cm"/>
    </style:style>
    <style:style style:name="co4" style:family="table-column">
      <style:table-column-properties fo:break-before="auto" style:column-width="1.471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63cm"/>
    </style:style>
    <style:style style:name="co10" style:family="table-column">
      <style:table-column-properties fo:break-before="auto" style:column-width="12.77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16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Lucida Sans Unicode" style:language-asian="en" style:country-asian="US" style:font-name-complex="Tahoma" style:language-complex="en" style:country-complex="US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language="en" fo:country="US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Lucida Sans Unicode" style:language-asian="en" style:country-asian="US" style:font-name-complex="Tahoma" style:language-complex="en" style:country-complex="US"/>
    </style:style>
    <style:style style:name="ce1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 style:data-style-name="N2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 style:data-style-name="N2">
      <style:table-cell-properties fo:border-bottom="0.002cm solid #000000" fo:background-color="#9999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999999" fo:border="0.002cm solid #000000"/>
    </style:style>
    <style:style style:name="ce35" style:family="table-cell" style:parent-style-name="Default">
      <style:table-cell-properties fo:background-color="#ffffff"/>
    </style:style>
    <style:style style:name="T1" style:family="text">
      <style:text-properties style:font-name="Arial" fo:font-size="10pt" fo:language="en" fo:country="US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4" style:family="text">
      <style:text-properties style:font-name="Arial" fo:font-size="10pt" style:font-name-asian="Lucida Sans Unicode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BoM" table:style-name="ta1" table:print-ranges="BoM.A1:BoM.J125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3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ToyREP - Bill of Material </text:p>
          </table:table-cell>
          <table:table-cell table:style-name="Default"/>
          <table:table-cell table:style-name="ce9"/>
          <table:table-cell table:style-name="ce23"/>
          <table:table-cell/>
          <table:table-cell table:style-name="ce3"/>
          <table:table-cell table:number-columns-repeated="1018"/>
        </table:table-row>
        <table:table-row table:style-name="ro2">
          <table:table-cell table:style-name="ce2" office:value-type="string">
            <text:p>(v1.0)</text:p>
          </table:table-cell>
          <table:table-cell table:style-name="Default"/>
          <table:table-cell table:style-name="ce9"/>
          <table:table-cell table:style-name="ce23"/>
          <table:table-cell/>
          <table:table-cell table:style-name="ce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>
            <text:p>Exchange rate</text:p>
          </table:table-cell>
          <table:table-cell table:style-name="ce24" office:value-type="float" office:value="27.5">
            <text:p>27,50</text:p>
          </table:table-cell>
          <table:table-cell office:value-type="string">
            <text:p>KČ/EUR</text:p>
          </table:table-cell>
          <table:table-cell table:style-name="ce3" office:value-type="string">
            <text:p>(put USD or other rate if needed)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/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>
            <text:p>VAT</text:p>
          </table:table-cell>
          <table:table-cell table:style-name="ce24" office:value-type="float" office:value="21">
            <text:p>21,00</text:p>
          </table:table-cell>
          <table:table-cell office:value-type="string">
            <text:p>%</text:p>
          </table:table-cell>
          <table:table-cell table:style-name="ce3" office:value-type="string">
            <text:p>(input VAT common in your country)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/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>
            <text:p>Duty</text:p>
          </table:table-cell>
          <table:table-cell table:style-name="ce24" office:value-type="float" office:value="2.7">
            <text:p>2,70</text:p>
          </table:table-cell>
          <table:table-cell office:value-type="string">
            <text:p>%</text:p>
          </table:table-cell>
          <table:table-cell table:style-name="ce3" office:value-type="string">
            <text:p>7320 20 81 – Spirálové tlačné pružiny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1" office:value-type="string">
            <text:p>(valid for import</text:p>
          </table:table-cell>
          <table:table-cell table:style-name="ce24" office:value-type="float" office:value="8">
            <text:p>8,00</text:p>
          </table:table-cell>
          <table:table-cell office:value-type="string">
            <text:p>%</text:p>
          </table:table-cell>
          <table:table-cell table:style-name="ce3" office:value-type="string">
            <text:p>8482 10 10 – Kuličková ložiska – s maximálním vnějším průměrem nepřesahujícím 30mm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22" office:value-type="string">
            <text:p><text:s/>to Czech republic)</text:p>
          </table:table-cell>
          <table:table-cell table:style-name="ce24" office:value-type="float" office:value="2.7">
            <text:p>2,70</text:p>
          </table:table-cell>
          <table:table-cell office:value-type="string">
            <text:p>%</text:p>
          </table:table-cell>
          <table:table-cell table:style-name="ce3" office:value-type="string">
            <text:p>8483 50 80 – Setrvačníky a řemenice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6.5">
            <text:p>6,50</text:p>
          </table:table-cell>
          <table:table-cell office:value-type="string">
            <text:p>%</text:p>
          </table:table-cell>
          <table:table-cell table:style-name="ce3" office:value-type="string">
            <text:p>4010 39 00 – Převodové pásy nebo řemeny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471 50 00 – Zařízení pro automatizované zpracování dat – obsahující též paměťové, vstupní a výstupní jednotky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7">
            <text:p>2,70</text:p>
          </table:table-cell>
          <table:table-cell office:value-type="string">
            <text:p>%</text:p>
          </table:table-cell>
          <table:table-cell table:style-name="ce3" office:value-type="string">
            <text:p>8501 10 99 – Motory s výkonem nepřesahujícím 37,5W – na stejnosměrný proud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7">
            <text:p>2,70</text:p>
          </table:table-cell>
          <table:table-cell office:value-type="string">
            <text:p>%</text:p>
          </table:table-cell>
          <table:table-cell table:style-name="ce3" office:value-type="string">
            <text:p>8503 00 10 – Nemagnetické přídržné kroužky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504 40 30 – Statické měniče – používané se zařízeními pro automatizované zpracování dat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523 52 90 – Čipové karty – ostatní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528 51 00 – Ostatní monitory – Typy pro automatizované zpracování dat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533 29 00 – Elektrické rezistory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>
            <text:p>0,00</text:p>
          </table:table-cell>
          <table:table-cell office:value-type="string">
            <text:p>%</text:p>
          </table:table-cell>
          <table:table-cell table:style-name="ce3" office:value-type="string">
            <text:p>8534 00 90 – Tištěné obvody sestávající pouze z vodičových prvků a kontaktů – s dalšími pasivními prvky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3">
            <text:p>2,30</text:p>
          </table:table-cell>
          <table:table-cell office:value-type="string">
            <text:p>%</text:p>
          </table:table-cell>
          <table:table-cell table:style-name="ce3" office:value-type="string">
            <text:p>8536 50 11 – Ostatní vypínače a spínače pro napětí nepřesahující 60V – stiskac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3">
            <text:p>2,30</text:p>
          </table:table-cell>
          <table:table-cell office:value-type="string">
            <text:p>%</text:p>
          </table:table-cell>
          <table:table-cell table:style-name="ce3" office:value-type="string">
            <text:p>8536 50 80 – Ostatní vypínače a spínače pro napětí nepřesahující 60V – ostatní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Part</text:p>
          </table:table-cell>
          <table:table-cell table:style-name="ce12" office:value-type="string">
            <text:p>Size</text:p>
          </table:table-cell>
          <table:table-cell table:style-name="ce12" office:value-type="string">
            <text:p>Alternative</text:p>
          </table:table-cell>
          <table:table-cell table:style-name="ce12" office:value-type="string">
            <text:p>Pcs</text:p>
          </table:table-cell>
          <table:table-cell table:style-name="ce12" office:value-type="string">
            <text:p>unit</text:p>
          </table:table-cell>
          <table:table-cell table:style-name="ce28" office:value-type="string">
            <text:p>unit price</text:p>
          </table:table-cell>
          <table:table-cell table:style-name="ce28" office:value-type="string">
            <text:p>total price</text:p>
          </table:table-cell>
          <table:table-cell table:style-name="ce28" office:value-type="string">
            <text:p>jednotková cena</text:p>
          </table:table-cell>
          <table:table-cell table:style-name="ce28" office:value-type="string">
            <text:p>celková cena</text:p>
          </table:table-cell>
          <table:table-cell table:style-name="ce4" office:value-type="string">
            <text:p>Comment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ToyREP-Carriage.stl</text:p>
          </table:table-cell>
          <table:table-cell table:style-name="Default"/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3]/[.$D$3]" office:value-type="float" office:value="0.565277421353961">
            <text:p>0,57</text:p>
          </table:table-cell>
          <table:table-cell table:style-name="ce29" table:formula="of:=[.I23]/[.$D$3]" office:value-type="float" office:value="0.565277421353961">
            <text:p>0,57</text:p>
          </table:table-cell>
          <table:table-cell table:style-name="ce13" table:formula="of:=(((2870*1.5*1.5*PI())/1000)*1.045)*((12.05*27.5)/500)+((69/60)*0.2*6.5)" office:value-type="float" office:value="15.5451290872339">
            <text:p>15,5451290872</text:p>
          </table:table-cell>
          <table:table-cell table:style-name="ce29" table:formula="of:=[.H23]*[.D23]" office:value-type="float" office:value="15.5451290872339">
            <text:p>15,5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Extruder_Rev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4]/[.$D$3]" office:value-type="float" office:value="0.699826319144124">
            <text:p>0,70</text:p>
          </table:table-cell>
          <table:table-cell table:style-name="ce29" table:formula="of:=[.I24]/[.$D$3]" office:value-type="float" office:value="0.699826319144124">
            <text:p>0,70</text:p>
          </table:table-cell>
          <table:table-cell table:style-name="ce13" table:formula="of:=(((3555*1.5*1.5*PI())/1000)*1.045)*((12.05*27.5)/500)+((85/60)*0.2*6.5)" office:value-type="float" office:value="19.2452237764634">
            <text:p>19,2452237765</text:p>
          </table:table-cell>
          <table:table-cell table:style-name="ce29" table:formula="of:=[.H24]*[.D24]" office:value-type="float" office:value="19.2452237764634">
            <text:p>19,2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Fan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5]/[.$D$3]" office:value-type="float" office:value="0.41078013632423">
            <text:p>0,41</text:p>
          </table:table-cell>
          <table:table-cell table:style-name="ce29" table:formula="of:=[.I25]/[.$D$3]" office:value-type="float" office:value="0.41078013632423">
            <text:p>0,41</text:p>
          </table:table-cell>
          <table:table-cell table:style-name="ce13" table:formula="of:=(((1980*1.5*1.5*PI())/1000)*1.045)*((12.05*27.5)/500)+((74/60)*0.2*6.5)" office:value-type="float" office:value="11.2964537489163">
            <text:p>11,2964537489</text:p>
          </table:table-cell>
          <table:table-cell table:style-name="ce29" table:formula="of:=[.H25]*[.D25]" office:value-type="float" office:value="11.2964537489163">
            <text:p>11,3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Frog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6]/[.$D$3]" office:value-type="float" office:value="1.01114096729072">
            <text:p>1,01</text:p>
          </table:table-cell>
          <table:table-cell table:style-name="ce29" table:formula="of:=[.I26]/[.$D$3]" office:value-type="float" office:value="1.01114096729072">
            <text:p>1,01</text:p>
          </table:table-cell>
          <table:table-cell table:style-name="ce13" table:formula="of:=(((5171*1.5*1.5*PI())/1000)*1.045)*((12.05*27.5)/500)+((115/60)*0.2*6.5)" office:value-type="float" office:value="27.8063766004948">
            <text:p>27,8063766005</text:p>
          </table:table-cell>
          <table:table-cell table:style-name="ce29" table:formula="of:=[.H26]*[.D26]" office:value-type="float" office:value="27.8063766004948">
            <text:p>27,8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Frog_100.stl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27]/[.$D$3]" office:value-type="float" office:value="0.283339294813505">
            <text:p>0,28</text:p>
          </table:table-cell>
          <table:table-cell table:style-name="ce29" table:formula="of:=[.I27]/[.$D$3]" office:value-type="float" office:value="0.56667858962701">
            <text:p>0,57</text:p>
          </table:table-cell>
          <table:table-cell table:style-name="ce13" table:formula="of:=(((1450*1.5*1.5*PI())/1000)*1.045)*((12.05*27.5)/500)+((32/60)*0.2*6.5)" office:value-type="float" office:value="7.79183060737138">
            <text:p>7,7918306074</text:p>
          </table:table-cell>
          <table:table-cell table:style-name="ce29" table:formula="of:=[.H27]*[.D27]" office:value-type="float" office:value="15.5836612147428">
            <text:p>15,5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Gear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8]/[.$D$3]" office:value-type="float" office:value="0.349759837200769">
            <text:p>0,35</text:p>
          </table:table-cell>
          <table:table-cell table:style-name="ce29" table:formula="of:=[.I28]/[.$D$3]" office:value-type="float" office:value="0.349759837200769">
            <text:p>0,35</text:p>
          </table:table-cell>
          <table:table-cell table:style-name="ce13" table:formula="of:=(((1770*1.5*1.5*PI())/1000)*1.045)*((12.05*27.5)/500)+((44/60)*0.2*6.5)" office:value-type="float" office:value="9.61839552302116">
            <text:p>9,618395523</text:p>
          </table:table-cell>
          <table:table-cell table:style-name="ce29" table:formula="of:=[.H28]*[.D28]" office:value-type="float" office:value="9.61839552302116">
            <text:p>9,62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Idler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29]/[.$D$3]" office:value-type="float" office:value="0.167729328458114">
            <text:p>0,17</text:p>
          </table:table-cell>
          <table:table-cell table:style-name="ce29" table:formula="of:=[.I29]/[.$D$3]" office:value-type="float" office:value="0.167729328458114">
            <text:p>0,17</text:p>
          </table:table-cell>
          <table:table-cell table:style-name="ce13" table:formula="of:=(((805*1.5*1.5*PI())/1000)*1.045)*((12.05*27.5)/500)+((31/60)*0.2*6.5)" office:value-type="float" office:value="4.61255653259814">
            <text:p>4,6125565326</text:p>
          </table:table-cell>
          <table:table-cell table:style-name="ce29" table:formula="of:=[.H29]*[.D29]" office:value-type="float" office:value="4.61255653259814">
            <text:p>4,6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Leg.stl</text:p>
          </table:table-cell>
          <table:table-cell table:style-name="ce13" table:number-columns-repeated="2"/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30]/[.$D$3]" office:value-type="float" office:value="0.156596810513616">
            <text:p>0,16</text:p>
          </table:table-cell>
          <table:table-cell table:style-name="ce29" table:formula="of:=[.I30]/[.$D$3]" office:value-type="float" office:value="0.626387242054464">
            <text:p>0,63</text:p>
          </table:table-cell>
          <table:table-cell table:style-name="ce13" table:formula="of:=(((800*1.5*1.5*PI())/1000)*1.045)*((12.05*27.5)/500)+((18/60)*0.2*6.5)" office:value-type="float" office:value="4.30641228912444">
            <text:p>4,3064122891</text:p>
          </table:table-cell>
          <table:table-cell table:style-name="ce29" table:formula="of:=[.H30]*[.D30]" office:value-type="float" office:value="17.2256491564978">
            <text:p>17,23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PSU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1]/[.$D$3]" office:value-type="float" office:value="0.634645049064351">
            <text:p>0,63</text:p>
          </table:table-cell>
          <table:table-cell table:style-name="ce29" table:formula="of:=[.I31]/[.$D$3]" office:value-type="float" office:value="0.634645049064351">
            <text:p>0,63</text:p>
          </table:table-cell>
          <table:table-cell table:style-name="ce13" table:formula="of:=(((3180*1.5*1.5*PI())/1000)*1.045)*((12.05*27.5)/500)+((87/60)*0.2*6.5)" office:value-type="float" office:value="17.4527388492697">
            <text:p>17,4527388493</text:p>
          </table:table-cell>
          <table:table-cell table:style-name="ce29" table:formula="of:=[.H31]*[.D31]" office:value-type="float" office:value="17.4527388492697">
            <text:p>17,4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PCB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2]/[.$D$3]" office:value-type="float" office:value="0.120205183642788">
            <text:p>0,12</text:p>
          </table:table-cell>
          <table:table-cell table:style-name="ce29" table:formula="of:=[.I32]/[.$D$3]" office:value-type="float" office:value="0.120205183642788">
            <text:p>0,12</text:p>
          </table:table-cell>
          <table:table-cell table:style-name="ce13" table:formula="of:=(((600*1.5*1.5*PI())/1000)*1.045)*((12.05*27.5)/500)+((17/60)*0.2*6.5)" office:value-type="float" office:value="3.30564255017666">
            <text:p>3,3056425502</text:p>
          </table:table-cell>
          <table:table-cell table:style-name="ce29" table:formula="of:=[.H32]*[.D32]" office:value-type="float" office:value="3.30564255017666">
            <text:p>3,3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PCB2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3]/[.$D$3]" office:value-type="float" office:value="0.120205183642788">
            <text:p>0,12</text:p>
          </table:table-cell>
          <table:table-cell table:style-name="ce29" table:formula="of:=[.I33]/[.$D$3]" office:value-type="float" office:value="0.120205183642788">
            <text:p>0,12</text:p>
          </table:table-cell>
          <table:table-cell table:style-name="ce13" table:formula="of:=(((600*1.5*1.5*PI())/1000)*1.045)*((12.05*27.5)/500)+((17/60)*0.2*6.5)" office:value-type="float" office:value="3.30564255017666">
            <text:p>3,3056425502</text:p>
          </table:table-cell>
          <table:table-cell table:style-name="ce29" table:formula="of:=[.H33]*[.D33]" office:value-type="float" office:value="3.30564255017666">
            <text:p>3,3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Pinion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4]/[.$D$3]" office:value-type="float" office:value="0.0513613238405252">
            <text:p>0,05</text:p>
          </table:table-cell>
          <table:table-cell table:style-name="ce29" table:formula="of:=[.I34]/[.$D$3]" office:value-type="float" office:value="0.0513613238405252">
            <text:p>0,05</text:p>
          </table:table-cell>
          <table:table-cell table:style-name="ce13" table:formula="of:=(((200*1.5*1.5*PI())/1000)*1.045)*((12.05*27.5)/500)+((20/60)*0.2*6.5)" office:value-type="float" office:value="1.41243640561444">
            <text:p>1,4124364056</text:p>
          </table:table-cell>
          <table:table-cell table:style-name="ce29" table:formula="of:=[.H34]*[.D34]" office:value-type="float" office:value="1.41243640561444">
            <text:p>1,4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T2.5_Pulley.stl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35]/[.$D$3]" office:value-type="float" office:value="0.0432482656076666">
            <text:p>0,04</text:p>
          </table:table-cell>
          <table:table-cell table:style-name="ce29" table:formula="of:=[.I35]/[.$D$3]" office:value-type="float" office:value="0.0864965312153333">
            <text:p>0,09</text:p>
          </table:table-cell>
          <table:table-cell table:style-name="ce13" table:formula="of:=(((150*1.5*1.5*PI())/1000)*1.045)*((12.05*27.5)/500)+((21/60)*0.2*6.5)" office:value-type="float" office:value="1.18932730421083">
            <text:p>1,1893273042</text:p>
          </table:table-cell>
          <table:table-cell table:style-name="ce29" table:formula="of:=[.H35]*[.D35]" office:value-type="float" office:value="2.37865460842166">
            <text:p>2,3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X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6]/[.$D$3]" office:value-type="float" office:value="0.6547508784181">
            <text:p>0,65</text:p>
          </table:table-cell>
          <table:table-cell table:style-name="ce29" table:formula="of:=[.I36]/[.$D$3]" office:value-type="float" office:value="0.6547508784181">
            <text:p>0,65</text:p>
          </table:table-cell>
          <table:table-cell table:style-name="ce13" table:formula="of:=(((3200*1.5*1.5*PI())/1000)*1.045)*((12.05*27.5)/500)+((108/60)*0.2*6.5)" office:value-type="float" office:value="18.0056491564978">
            <text:p>18,0056491565</text:p>
          </table:table-cell>
          <table:table-cell table:style-name="ce29" table:formula="of:=[.H36]*[.D36]" office:value-type="float" office:value="18.0056491564978">
            <text:p>18,0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X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7]/[.$D$3]" office:value-type="float" office:value="0.587004971584007">
            <text:p>0,59</text:p>
          </table:table-cell>
          <table:table-cell table:style-name="ce29" table:formula="of:=[.I37]/[.$D$3]" office:value-type="float" office:value="0.587004971584007">
            <text:p>0,59</text:p>
          </table:table-cell>
          <table:table-cell table:style-name="ce13" table:formula="of:=(((2846*1.5*1.5*PI())/1000)*1.045)*((12.05*27.5)/500)+((102/60)*0.2*6.5)" office:value-type="float" office:value="16.1426367185602">
            <text:p>16,1426367186</text:p>
          </table:table-cell>
          <table:table-cell table:style-name="ce29" table:formula="of:=[.H37]*[.D37]" office:value-type="float" office:value="16.1426367185602">
            <text:p>16,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Y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8]/[.$D$3]" office:value-type="float" office:value="1.06063360656372">
            <text:p>1,06</text:p>
          </table:table-cell>
          <table:table-cell table:style-name="ce29" table:formula="of:=[.I38]/[.$D$3]" office:value-type="float" office:value="1.06063360656372">
            <text:p>1,06</text:p>
          </table:table-cell>
          <table:table-cell table:style-name="ce13" table:formula="of:=(((5480*1.5*1.5*PI())/1000)*1.045)*((12.05*27.5)/500)+((108/60)*0.2*6.5)" office:value-type="float" office:value="29.1674241805024">
            <text:p>29,1674241805</text:p>
          </table:table-cell>
          <table:table-cell table:style-name="ce29" table:formula="of:=[.H38]*[.D38]" office:value-type="float" office:value="29.1674241805024">
            <text:p>29,17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Y2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39]/[.$D$3]" office:value-type="float" office:value="0.75186061352118">
            <text:p>0,75</text:p>
          </table:table-cell>
          <table:table-cell table:style-name="ce29" table:formula="of:=[.I39]/[.$D$3]" office:value-type="float" office:value="0.75186061352118">
            <text:p>0,75</text:p>
          </table:table-cell>
          <table:table-cell table:style-name="ce13" table:formula="of:=(((3865*1.5*1.5*PI())/1000)*1.045)*((12.05*27.5)/500)+((81/60)*0.2*6.5)" office:value-type="float" office:value="20.6761668718325">
            <text:p>20,6761668718</text:p>
          </table:table-cell>
          <table:table-cell table:style-name="ce29" table:formula="of:=[.H39]*[.D39]" office:value-type="float" office:value="20.6761668718325">
            <text:p>20,6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Z_Joint.stl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40]/[.$D$3]" office:value-type="float" office:value="0.113944687202591">
            <text:p>0,11</text:p>
          </table:table-cell>
          <table:table-cell table:style-name="ce29" table:formula="of:=[.I40]/[.$D$3]" office:value-type="float" office:value="0.227889374405182">
            <text:p>0,23</text:p>
          </table:table-cell>
          <table:table-cell table:style-name="ce13" table:formula="of:=(((525*1.5*1.5*PI())/1000)*1.045)*((12.05*27.5)/500)+((26/60)*0.2*6.5)" office:value-type="float" office:value="3.13347889807125">
            <text:p>3,1334788981</text:p>
          </table:table-cell>
          <table:table-cell table:style-name="ce29" table:formula="of:=[.H40]*[.D40]" office:value-type="float" office:value="6.2669577961425">
            <text:p>6,27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Z1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41]/[.$D$3]" office:value-type="float" office:value="0.855335465002687">
            <text:p>0,86</text:p>
          </table:table-cell>
          <table:table-cell table:style-name="ce29" table:formula="of:=[.I41]/[.$D$3]" office:value-type="float" office:value="0.855335465002687">
            <text:p>0,86</text:p>
          </table:table-cell>
          <table:table-cell table:style-name="ce13" table:formula="of:=(((4402*1.5*1.5*PI())/1000)*1.045)*((12.05*27.5)/500)+((91/60)*0.2*6.5)" office:value-type="float" office:value="23.5217252875739">
            <text:p>23,5217252876</text:p>
          </table:table-cell>
          <table:table-cell table:style-name="ce29" table:formula="of:=[.H41]*[.D41]" office:value-type="float" office:value="23.5217252875739">
            <text:p>23,52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Z2.stl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42]/[.$D$3]" office:value-type="float" office:value="1.13095100902755">
            <text:p>1,13</text:p>
          </table:table-cell>
          <table:table-cell table:style-name="ce29" table:formula="of:=[.I42]/[.$D$3]" office:value-type="float" office:value="1.13095100902755">
            <text:p>1,13</text:p>
          </table:table-cell>
          <table:table-cell table:style-name="ce13" table:formula="of:=(((5875*1.5*1.5*PI())/1000)*1.045)*((12.05*27.5)/500)+((108/60)*0.2*6.5)" office:value-type="float" office:value="31.1011527482576">
            <text:p>31,1011527483</text:p>
          </table:table-cell>
          <table:table-cell table:style-name="ce29" table:formula="of:=[.H42]*[.D42]" office:value-type="float" office:value="31.1011527482576">
            <text:p>31,1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ToyREP-ZMAX1.stl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43]/[.$D$3]" office:value-type="float" office:value="0.131011504632137">
            <text:p>0,13</text:p>
          </table:table-cell>
          <table:table-cell table:style-name="ce29" table:formula="of:=[.I43]/[.$D$3]" office:value-type="float" office:value="0.262023009264274">
            <text:p>0,26</text:p>
          </table:table-cell>
          <table:table-cell table:style-name="ce13" table:formula="of:=(((643*1.5*1.5*PI())/1000)*1.045)*((12.05*27.5)/500)+((21/60)*0.2*6.5)" office:value-type="float" office:value="3.60281637738377">
            <text:p>3,6028163774</text:p>
          </table:table-cell>
          <table:table-cell table:style-name="ce29" table:formula="of:=[.H43]*[.D43]" office:value-type="float" office:value="7.20563275476754">
            <text:p>7,2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6"/>
          <table:table-cell table:style-name="ce14" table:number-columns-repeated="4"/>
          <table:table-cell table:style-name="ce30" table:number-columns-repeated="4"/>
          <table:table-cell table:style-name="ce6"/>
          <table:table-cell table:style-name="ce35" table:number-columns-repeated="1014"/>
        </table:table-row>
        <table:table-row table:style-name="ro2">
          <table:table-cell table:style-name="ce5" office:value-type="string">
            <text:p>Stepper motor</text:p>
          </table:table-cell>
          <table:table-cell table:style-name="ce13" office:value-type="string">
            <text:p>28BYJ-48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office:value-type="string">
            <text:p>pc</text:p>
          </table:table-cell>
          <table:table-cell table:style-name="ce29" table:formula="of:=[.H45]/[.$D$3]" office:value-type="float" office:value="1.7292">
            <text:p>1,73</text:p>
          </table:table-cell>
          <table:table-cell table:style-name="ce29" table:formula="of:=[.I45]/[.$D$3]" office:value-type="float" office:value="8.646">
            <text:p>8,65</text:p>
          </table:table-cell>
          <table:table-cell table:style-name="ce29" table:formula="of:=39.3*(1+([.$D$5]/100))" office:value-type="float" office:value="47.553">
            <text:p>47,55</text:p>
          </table:table-cell>
          <table:table-cell table:style-name="ce29" table:formula="of:=[.H45]*[.D45]" office:value-type="float" office:value="237.765">
            <text:p>237,77</text:p>
          </table:table-cell>
          <table:table-cell table:style-name="ce5" office:value-type="string">
            <text:p>Have to be changed from unipolar to bipolar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4pin plug</text:p>
          </table:table-cell>
          <table:table-cell table:style-name="ce13" table:number-columns-repeated="2"/>
          <table:table-cell table:style-name="ce13" office:value-type="float" office:value="5">
            <text:p>5</text:p>
          </table:table-cell>
          <table:table-cell table:style-name="ce13" office:value-type="string">
            <text:p>pc</text:p>
          </table:table-cell>
          <table:table-cell table:style-name="ce29" table:formula="of:=[.H46]/[.$D$3]" office:value-type="float" office:value="0.0792">
            <text:p>0,08</text:p>
          </table:table-cell>
          <table:table-cell table:style-name="ce29" table:formula="of:=[.I46]/[.$D$3]" office:value-type="float" office:value="0.396">
            <text:p>0,40</text:p>
          </table:table-cell>
          <table:table-cell table:style-name="ce29" table:formula="of:=1.8*(1+([.$D$5]/100))" office:value-type="float" office:value="2.178">
            <text:p>2,18</text:p>
          </table:table-cell>
          <table:table-cell table:style-name="ce29" table:formula="of:=[.H46]*[.D46]" office:value-type="float" office:value="10.89">
            <text:p>10,89</text:p>
          </table:table-cell>
          <table:table-cell table:style-name="ce5" office:value-type="string">
            <text:p>gme.cz – for motor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Fan for cooler and electronics</text:p>
          </table:table-cell>
          <table:table-cell table:style-name="ce13" office:value-type="string">
            <text:p>40x40x10mm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47]/[.$D$3]" office:value-type="float" office:value="2.2924">
            <text:p>2,29</text:p>
          </table:table-cell>
          <table:table-cell table:style-name="ce29" table:formula="of:=[.I47]/[.$D$3]" office:value-type="float" office:value="2.2924">
            <text:p>2,29</text:p>
          </table:table-cell>
          <table:table-cell table:style-name="ce29" table:formula="of:=52.1*(1+([.$D$5]/100))" office:value-type="float" office:value="63.041">
            <text:p>63,04</text:p>
          </table:table-cell>
          <table:table-cell table:style-name="ce29" table:formula="of:=[.H47]*[.D47]" office:value-type="float" office:value="63.041">
            <text:p>63,04</text:p>
          </table:table-cell>
          <table:table-cell table:style-name="Default" office:value-type="string">
            <text:p>gme.cz – SUNON EB40101S2-999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Heatshrink</text:p>
          </table:table-cell>
          <table:table-cell table:style-name="ce15" office:value-type="string">
            <text:p>Ø3x500mm</text:p>
          </table:table-cell>
          <table:table-cell table:style-name="ce13"/>
          <table:table-cell table:style-name="ce13" office:value-type="float" office:value="0.5">
            <text:p>0,5</text:p>
          </table:table-cell>
          <table:table-cell table:style-name="ce13" office:value-type="string">
            <text:p>1m</text:p>
          </table:table-cell>
          <table:table-cell table:style-name="ce29" table:formula="of:=[.H48]/[.$D$3]" office:value-type="float" office:value="0.5456">
            <text:p>0,55</text:p>
          </table:table-cell>
          <table:table-cell table:style-name="ce29" table:formula="of:=[.I48]/[.$D$3]" office:value-type="float" office:value="0.2728">
            <text:p>0,27</text:p>
          </table:table-cell>
          <table:table-cell table:style-name="ce29" table:formula="of:=12.4*(1+([.$D$5]/100))" office:value-type="float" office:value="15.004">
            <text:p>15,00</text:p>
          </table:table-cell>
          <table:table-cell table:style-name="ce29" table:formula="of:=[.H48]*[.D48]" office:value-type="float" office:value="7.502">
            <text:p>7,50</text:p>
          </table:table-cell>
          <table:table-cell table:style-name="ce5" office:value-type="string">
            <text:p>if require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Smooth rod – axis X</text:p>
          </table:table-cell>
          <table:table-cell table:style-name="ce13" office:value-type="string">
            <text:p>245mm, <text:span text:style-name="T1">Ø8mm</text:span></text:p>
          </table:table-cell>
          <table:table-cell table:style-name="ce13" office:value-type="string">
            <text:p>230 or 255mm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2m</text:p>
          </table:table-cell>
          <table:table-cell table:style-name="ce29" table:formula="of:=[.H50]/[.$D$3]" office:value-type="float" office:value="2.98909090909091">
            <text:p>2,99</text:p>
          </table:table-cell>
          <table:table-cell table:style-name="ce29" table:formula="of:=[.I50]/[.$D$3]" office:value-type="float" office:value="5.97818181818182">
            <text:p>5,98</text:p>
          </table:table-cell>
          <table:table-cell table:style-name="ce29" office:value-type="float" office:value="82.2">
            <text:p>82,20</text:p>
          </table:table-cell>
          <table:table-cell table:style-name="ce29" table:formula="of:=2*[.H50]" office:value-type="float" office:value="164.4">
            <text:p>164,40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Smooth rod – axis Y</text:p>
          </table:table-cell>
          <table:table-cell table:style-name="ce13" office:value-type="string">
            <text:p>225mm, <text:span text:style-name="T1">Ø8mm</text:span></text:p>
          </table:table-cell>
          <table:table-cell table:style-name="ce13" office:value-type="string">
            <text:p>220 or 245mm</text:p>
          </table:table-cell>
          <table:table-cell table:style-name="ce25" office:value-type="float" office:value="2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Smooth rod – axis Z</text:p>
          </table:table-cell>
          <table:table-cell table:style-name="ce13" office:value-type="string">
            <text:p>295mm, <text:span text:style-name="T1">Ø8mm</text:span>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Smooth rod – Extruder</text:p>
          </table:table-cell>
          <table:table-cell table:style-name="ce13" office:value-type="string">
            <text:p>15mm, <text:span text:style-name="T1">Ø8mm</text:span>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Threaded rod M3 – Z endstop</text:p>
          </table:table-cell>
          <table:table-cell table:style-name="ce13" office:value-type="string">
            <text:p>90mm, <text:span text:style-name="T1">Ø3mm</text:span>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1m</text:p>
          </table:table-cell>
          <table:table-cell table:style-name="ce29" table:formula="of:=[.H54]/[.$D$3]" office:value-type="float" office:value="0.127272727272727">
            <text:p>0,13</text:p>
          </table:table-cell>
          <table:table-cell table:style-name="ce29" table:formula="of:=[.I54]/[.$D$3]" office:value-type="float" office:value="0.127272727272727">
            <text:p>0,13</text:p>
          </table:table-cell>
          <table:table-cell table:style-name="ce29" office:value-type="float" office:value="3.5">
            <text:p>3,50</text:p>
          </table:table-cell>
          <table:table-cell table:style-name="ce29" table:formula="of:=1*[.H54]" office:value-type="float" office:value="3.5">
            <text:p>3,50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Threaded rod M5 – axis Z</text:p>
          </table:table-cell>
          <table:table-cell table:style-name="ce13" office:value-type="string">
            <text:p>250mm, <text:span text:style-name="T1">Ø5mm</text:span>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1m</text:p>
          </table:table-cell>
          <table:table-cell table:style-name="ce29" table:formula="of:=[.H55]/[.$D$3]" office:value-type="float" office:value="0.32">
            <text:p>0,32</text:p>
          </table:table-cell>
          <table:table-cell table:style-name="ce29" table:formula="of:=[.I55]/[.$D$3]" office:value-type="float" office:value="0.32">
            <text:p>0,32</text:p>
          </table:table-cell>
          <table:table-cell table:style-name="ce29" office:value-type="float" office:value="8.8">
            <text:p>8,80</text:p>
          </table:table-cell>
          <table:table-cell table:style-name="ce29" table:formula="of:=1*[.H55]" office:value-type="float" office:value="8.8">
            <text:p>8,80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Threaded rod M8 – X axis</text:p>
          </table:table-cell>
          <table:table-cell table:style-name="ce13" office:value-type="string">
            <text:p>255mm, <text:span text:style-name="T1">Ø8mm</text:span></text:p>
          </table:table-cell>
          <table:table-cell table:style-name="ce13" office:value-type="string">
            <text:p>240 or 265mm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3m</text:p>
          </table:table-cell>
          <table:table-cell table:style-name="ce29" table:formula="of:=[.H56]/[.$D$3]" office:value-type="float" office:value="0.698181818181818">
            <text:p>0,70</text:p>
          </table:table-cell>
          <table:table-cell table:style-name="ce29" table:formula="of:=[.I56]/[.$D$3]" office:value-type="float" office:value="2.09454545454545">
            <text:p>2,09</text:p>
          </table:table-cell>
          <table:table-cell table:style-name="ce29" office:value-type="float" office:value="19.2">
            <text:p>19,20</text:p>
          </table:table-cell>
          <table:table-cell table:style-name="ce29" table:formula="of:=3*[.H56]" office:value-type="float" office:value="57.6">
            <text:p>57,60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Threaded rod M8 – Y axis</text:p>
          </table:table-cell>
          <table:table-cell table:style-name="ce13" office:value-type="string">
            <text:p>245mm, <text:span text:style-name="T1">Ø8mm</text:span></text:p>
          </table:table-cell>
          <table:table-cell table:style-name="ce13" office:value-type="string">
            <text:p>230 or 265mm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Threaded rod M8 – Y frame</text:p>
          </table:table-cell>
          <table:table-cell table:style-name="ce13" office:value-type="string">
            <text:p>170mm, <text:span text:style-name="T1">Ø8mm</text:span></text:p>
          </table:table-cell>
          <table:table-cell table:style-name="ce13" office:value-type="string">
            <text:p>155 or 180mm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Bearing 608ZZ</text:p>
          </table:table-cell>
          <table:table-cell table:style-name="ce16" office:value-type="string">
            <text:p><text:span text:style-name="T1">Ø</text:span><text:span text:style-name="T2">22x7mm, </text:span><text:span text:style-name="T1">Ø8mm</text:span>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office:value-type="string">
            <text:p>pc</text:p>
          </table:table-cell>
          <table:table-cell table:style-name="ce29" table:formula="of:=[.H60]/[.$D$3]" office:value-type="float" office:value="0.413424">
            <text:p>0,41</text:p>
          </table:table-cell>
          <table:table-cell table:style-name="ce29" table:formula="of:=[.I60]/[.$D$3]" office:value-type="float" office:value="1.240272">
            <text:p>1,24</text:p>
          </table:table-cell>
          <table:table-cell table:style-name="ce29" table:formula="of:=8.7*(1+([.$D$5]/100))*(1+([.$D$8]/100))" office:value-type="float" office:value="11.36916">
            <text:p>11,37</text:p>
          </table:table-cell>
          <table:table-cell table:style-name="ce29" table:formula="of:=[.D60]*[.H60]" office:value-type="float" office:value="34.10748">
            <text:p>34,11</text:p>
          </table:table-cell>
          <table:table-cell table:style-name="ce5" office:value-type="string">
            <text:p>In local warehouse store or import from China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Bearing 624ZZ</text:p>
          </table:table-cell>
          <table:table-cell table:style-name="ce16" office:value-type="string">
            <text:p><text:span text:style-name="T1">Ø13</text:span><text:span text:style-name="T2">x5mm, </text:span><text:span text:style-name="T1">Ø4mm</text:span>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61]/[.$D$3]" office:value-type="float" office:value="0.251856">
            <text:p>0,25</text:p>
          </table:table-cell>
          <table:table-cell table:style-name="ce29" table:formula="of:=[.I61]/[.$D$3]" office:value-type="float" office:value="0.503712">
            <text:p>0,50</text:p>
          </table:table-cell>
          <table:table-cell table:style-name="ce29" table:formula="of:=5.3*(1+([.$D$5]/100))*(1+([.$D$8]/100))" office:value-type="float" office:value="6.92604">
            <text:p>6,93</text:p>
          </table:table-cell>
          <table:table-cell table:style-name="ce29" table:formula="of:=[.D61]*[.H61]" office:value-type="float" office:value="13.85208">
            <text:p>13,85</text:p>
          </table:table-cell>
          <table:table-cell table:style-name="ce5" office:value-type="string">
            <text:p>In local warehouse store or import from China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Bearing LM8UU</text:p>
          </table:table-cell>
          <table:table-cell table:style-name="ce16" office:value-type="string">
            <text:p>Ø15x24mm, Ø8mm</text:p>
          </table:table-cell>
          <table:table-cell table:style-name="ce13"/>
          <table:table-cell table:style-name="ce13" office:value-type="float" office:value="11">
            <text:p>11</text:p>
          </table:table-cell>
          <table:table-cell table:style-name="ce13" office:value-type="string">
            <text:p>pc</text:p>
          </table:table-cell>
          <table:table-cell table:style-name="ce29" table:formula="of:=[.H62]/[.$D$3]" office:value-type="float" office:value="0.92664">
            <text:p>0,93</text:p>
          </table:table-cell>
          <table:table-cell table:style-name="ce29" table:formula="of:=[.I62]/[.$D$3]" office:value-type="float" office:value="10.19304">
            <text:p>10,19</text:p>
          </table:table-cell>
          <table:table-cell table:style-name="ce29" table:formula="of:=19.5*(1+([.$D$5]/100))*(1+([.$D$8]/100))" office:value-type="float" office:value="25.4826">
            <text:p>25,48</text:p>
          </table:table-cell>
          <table:table-cell table:style-name="ce29" table:formula="of:=[.D62]*[.H62]" office:value-type="float" office:value="280.3086">
            <text:p>280,31</text:p>
          </table:table-cell>
          <table:table-cell table:style-name="ce5" office:value-type="string">
            <text:p>In local warehouse store or import from China. Can be replaced by printed slider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>
            <text:p>Spring</text:p>
          </table:table-cell>
          <table:table-cell table:style-name="ce16" office:value-type="string">
            <text:p><text:span text:style-name="T1">Ø5-8x15</text:span><text:span text:style-name="T2">mm </text:span>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office:value-type="string">
            <text:p>pc</text:p>
          </table:table-cell>
          <table:table-cell table:style-name="ce29" table:formula="of:=[.H64]/[.$D$3]" office:value-type="float" office:value="0.2169024">
            <text:p>0,22</text:p>
          </table:table-cell>
          <table:table-cell table:style-name="ce29" table:formula="of:=[.I64]/[.$D$3]" office:value-type="float" office:value="1.3014144">
            <text:p>1,30</text:p>
          </table:table-cell>
          <table:table-cell table:style-name="ce29" table:formula="of:=4.8*(1+([.$D$5]/100))*(1+([.$D$7]/100))" office:value-type="float" office:value="5.964816">
            <text:p>5,96</text:p>
          </table:table-cell>
          <table:table-cell table:style-name="ce29" table:formula="of:=[.D64]*[.H64]" office:value-type="float" office:value="35.788896">
            <text:p>35,79</text:p>
          </table:table-cell>
          <table:table-cell table:style-name="ce5" office:value-type="string">
            <text:p>In local warehouse store or import from China, inner diameter min. 3.5mm 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Belt – axis X </text:p>
          </table:table-cell>
          <table:table-cell table:style-name="ce13" office:value-type="string">
            <text:p>480mm, T2.5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1m</text:p>
          </table:table-cell>
          <table:table-cell table:style-name="ce29" table:formula="of:=[.H65]/[.$D$3]" office:value-type="float" office:value="1.10121">
            <text:p>1,10</text:p>
          </table:table-cell>
          <table:table-cell table:style-name="ce29" table:formula="of:=[.I65]/[.$D$3]" office:value-type="float" office:value="0.5285808">
            <text:p>0,53</text:p>
          </table:table-cell>
          <table:table-cell table:style-name="ce29" table:formula="of:=23.5*(1+([.$D$5]/100))*(1+([.$D$10]/100))" office:value-type="float" office:value="30.283275">
            <text:p>30,28</text:p>
          </table:table-cell>
          <table:table-cell table:style-name="ce29" table:formula="of:=[.H65]*(480/1000)" office:value-type="float" office:value="14.535972">
            <text:p>14,54</text:p>
          </table:table-cell>
          <table:table-cell table:style-name="ce5" office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Belt – axis Y </text:p>
          </table:table-cell>
          <table:table-cell table:style-name="ce13" office:value-type="string">
            <text:p>500mm, T2.5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1m</text:p>
          </table:table-cell>
          <table:table-cell table:style-name="ce29" table:formula="of:=[.H66]/[.$D$3]" office:value-type="float" office:value="1.10121">
            <text:p>1,10</text:p>
          </table:table-cell>
          <table:table-cell table:style-name="ce29" table:formula="of:=[.I66]/[.$D$3]" office:value-type="float" office:value="0.550605">
            <text:p>0,55</text:p>
          </table:table-cell>
          <table:table-cell table:style-name="ce29" table:formula="of:=23.5*(1+([.$D$5]/100))*(1+([.$D$10]/100))" office:value-type="float" office:value="30.283275">
            <text:p>30,28</text:p>
          </table:table-cell>
          <table:table-cell table:style-name="ce29" table:formula="of:=[.H66]*(500/1000)" office:value-type="float" office:value="15.1416375">
            <text:p>15,14</text:p>
          </table:table-cell>
          <table:table-cell table:style-name="ce5" office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Endstop – microswitch</text:p>
          </table:table-cell>
          <table:table-cell table:style-name="ce13" office:value-type="string">
            <text:p>2x Ø2.5mm, 9.5mm apart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office:value-type="string">
            <text:p>pc</text:p>
          </table:table-cell>
          <table:table-cell table:style-name="ce29" table:formula="of:=[.H68]/[.$D$3]" office:value-type="float" office:value="1.1883168">
            <text:p>1,19</text:p>
          </table:table-cell>
          <table:table-cell table:style-name="ce29" table:formula="of:=[.I68]/[.$D$3]" office:value-type="float" office:value="3.5649504">
            <text:p>3,56</text:p>
          </table:table-cell>
          <table:table-cell table:style-name="ce29" table:formula="of:=26.4*(1+([.$D$5]/100))*(1+([.$D$19]/100))" office:value-type="float" office:value="32.678712">
            <text:p>32,68</text:p>
          </table:table-cell>
          <table:table-cell table:style-name="ce29" table:formula="of:=[.H68]*[.D68]" office:value-type="float" office:value="98.036136">
            <text:p>98,04</text:p>
          </table:table-cell>
          <table:table-cell table:style-name="ce5" office:value-type="string">
            <text:p>Import from China, with cable, for eg. TW11-3Z-3B or 3C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E3D clone hotend</text:p>
          </table:table-cell>
          <table:table-cell table:style-name="ce13" office:value-type="string">
            <text:p>1.75mm filament, 0.4mm nozzl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69]/[.$D$3]" office:value-type="float" office:value="5.764">
            <text:p>5,76</text:p>
          </table:table-cell>
          <table:table-cell table:style-name="ce29" table:formula="of:=[.I69]/[.$D$3]" office:value-type="float" office:value="5.764">
            <text:p>5,76</text:p>
          </table:table-cell>
          <table:table-cell table:style-name="ce29" table:formula="of:=131*(1+([.$D$5]/100))*(1+([.$D$17]/100))" office:value-type="float" office:value="158.51">
            <text:p>158,51</text:p>
          </table:table-cell>
          <table:table-cell table:style-name="ce29" table:formula="of:=[.H69]*[.D69]" office:value-type="float" office:value="158.51">
            <text:p>158,51</text:p>
          </table:table-cell>
          <table:table-cell table:style-name="ce5" office:value-type="string">
            <text:p>Import from China, with heat cartridge and thermistor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Hobbed Bolt</text:p>
          </table:table-cell>
          <table:table-cell table:style-name="ce16" office:value-type="string">
            <text:p>70mm, Ø8mm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70]/[.$D$3]" office:value-type="float" office:value="1.584">
            <text:p>1,58</text:p>
          </table:table-cell>
          <table:table-cell table:style-name="ce29" table:formula="of:=[.I70]/[.$D$3]" office:value-type="float" office:value="1.584">
            <text:p>1,58</text:p>
          </table:table-cell>
          <table:table-cell table:style-name="ce29" table:formula="of:=36*(1+([.$D$5]/100))*(1+([.$D$17]/100))" office:value-type="float" office:value="43.56">
            <text:p>43,56</text:p>
          </table:table-cell>
          <table:table-cell table:style-name="ce29" table:formula="of:=[.H70]*[.D70]" office:value-type="float" office:value="43.56">
            <text:p>43,56</text:p>
          </table:table-cell>
          <table:table-cell table:style-name="ce5" office:value-type="string">
            <text:p>Import from China, with heat cartridge and thermistor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Arduino Mega 2560 R3</text:p>
          </table:table-cell>
          <table:table-cell table:style-name="ce13"/>
          <table:table-cell table:style-name="ce13" office:value-type="string">
            <text:p>Mega 1280?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71]/[.$D$3]" office:value-type="float" office:value="9.68">
            <text:p>9,68</text:p>
          </table:table-cell>
          <table:table-cell table:style-name="ce29" table:formula="of:=[.I71]/[.$D$3]" office:value-type="float" office:value="9.68">
            <text:p>9,68</text:p>
          </table:table-cell>
          <table:table-cell table:style-name="ce29" table:formula="of:=220*(1+([.$D$5]/100))*(1+([.$D$11]/100))" office:value-type="float" office:value="266.2">
            <text:p>266,20</text:p>
          </table:table-cell>
          <table:table-cell table:style-name="ce29" table:formula="of:=[.H71]*[.D71]" office:value-type="float" office:value="266.2">
            <text:p>266,20</text:p>
          </table:table-cell>
          <table:table-cell table:style-name="ce5" office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Ramps 1.4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72]/[.$D$3]" office:value-type="float" office:value="6.754">
            <text:p>6,75</text:p>
          </table:table-cell>
          <table:table-cell table:style-name="ce29" table:formula="of:=[.I72]/[.$D$3]" office:value-type="float" office:value="6.754">
            <text:p>6,75</text:p>
          </table:table-cell>
          <table:table-cell table:style-name="ce29" table:formula="of:=153.5*(1+([.$D$5]/100))*(1+([.$D$11]/100))" office:value-type="float" office:value="185.735">
            <text:p>185,74</text:p>
          </table:table-cell>
          <table:table-cell table:style-name="ce29" table:formula="of:=[.H72]*[.D72]" office:value-type="float" office:value="185.735">
            <text:p>185,74</text:p>
          </table:table-cell>
          <table:table-cell table:style-name="ce5" office:value-type="string">
            <text:p>Import from China – Power plugs replaced with screw terminals!!!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Stepstick DRV8852</text:p>
          </table:table-cell>
          <table:table-cell table:style-name="ce13"/>
          <table:table-cell table:style-name="ce13" office:value-type="string">
            <text:p>A4988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73]/[.$D$3]" office:value-type="float" office:value="2.0944">
            <text:p>2,09</text:p>
          </table:table-cell>
          <table:table-cell table:style-name="ce29" table:formula="of:=[.I73]/[.$D$3]" office:value-type="float" office:value="8.3776">
            <text:p>8,38</text:p>
          </table:table-cell>
          <table:table-cell table:style-name="ce29" table:formula="of:=47.6*(1+([.$D$5]/100))*(1+([.$D$11]/100))" office:value-type="float" office:value="57.596">
            <text:p>57,60</text:p>
          </table:table-cell>
          <table:table-cell table:style-name="ce29" table:formula="of:=[.H73]*[.D73]" office:value-type="float" office:value="230.384">
            <text:p>230,38</text:p>
          </table:table-cell>
          <table:table-cell table:style-name="ce5" office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Power supply 12V/40-120W</text:p>
          </table:table-cell>
          <table:table-cell table:style-name="ce13" office:value-type="string">
            <text:p>111x78x36mm</text:p>
          </table:table-cell>
          <table:table-cell table:style-name="ce13" office:value-type="string">
            <text:p>129x99x38mm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74]/[.$D$3]" office:value-type="float" office:value="11.2728">
            <text:p>11,27</text:p>
          </table:table-cell>
          <table:table-cell table:style-name="ce29" table:formula="of:=[.I74]/[.$D$3]" office:value-type="float" office:value="11.2728">
            <text:p>11,27</text:p>
          </table:table-cell>
          <table:table-cell table:style-name="ce29" table:formula="of:=256.2*(1+([.$D$5]/100))*(1+([.$D$14]/100))" office:value-type="float" office:value="310.002">
            <text:p>310,00</text:p>
          </table:table-cell>
          <table:table-cell table:style-name="ce29" table:formula="of:=[.H74]*[.D74]" office:value-type="float" office:value="310.002">
            <text:p>310,00</text:p>
          </table:table-cell>
          <table:table-cell table:style-name="ce5" office:value-type="string">
            <text:p>t-led.cz – TLPZ-12-75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Wire for heatbed, and Ramps</text:p>
          </table:table-cell>
          <table:table-cell table:style-name="ce17" office:value-type="string">
            <text:p>2x1.5mm2</text:p>
          </table:table-cell>
          <table:table-cell table:style-name="ce13"/>
          <table:table-cell table:style-name="ce13" office:value-type="float" office:value="0.25">
            <text:p>0,25</text:p>
          </table:table-cell>
          <table:table-cell table:style-name="ce13" office:value-type="string">
            <text:p>1m</text:p>
          </table:table-cell>
          <table:table-cell table:style-name="ce29" table:formula="of:=[.H76]/[.$D$3]" office:value-type="float" office:value="0.7304">
            <text:p>0,73</text:p>
          </table:table-cell>
          <table:table-cell table:style-name="ce29" table:formula="of:=[.I76]/[.$D$3]" office:value-type="float" office:value="0.1826">
            <text:p>0,18</text:p>
          </table:table-cell>
          <table:table-cell table:style-name="ce29" table:formula="of:=16.6*(1+([.$D$5]/100))" office:value-type="float" office:value="20.086">
            <text:p>20,09</text:p>
          </table:table-cell>
          <table:table-cell table:style-name="ce29" table:formula="of:=[.H76]*[.D76]" office:value-type="float" office:value="5.0215">
            <text:p>5,02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230V cable</text:p>
          </table:table-cell>
          <table:table-cell table:style-name="ce17" office:value-type="string">
            <text:p>3x1.5mm2</text:p>
          </table:table-cell>
          <table:table-cell table:style-name="ce13"/>
          <table:table-cell table:style-name="ce13" office:value-type="float" office:value="1.8">
            <text:p>1,8</text:p>
          </table:table-cell>
          <table:table-cell table:style-name="ce13" office:value-type="string">
            <text:p>1m</text:p>
          </table:table-cell>
          <table:table-cell table:style-name="ce29" table:formula="of:=[.H77]/[.$D$3]" office:value-type="float" office:value="1.0912">
            <text:p>1,09</text:p>
          </table:table-cell>
          <table:table-cell table:style-name="ce29" table:formula="of:=[.I77]/[.$D$3]" office:value-type="float" office:value="1.96416">
            <text:p>1,96</text:p>
          </table:table-cell>
          <table:table-cell table:style-name="ce29" table:formula="of:=24.8*(1+([.$D$5]/100))" office:value-type="float" office:value="30.008">
            <text:p>30,01</text:p>
          </table:table-cell>
          <table:table-cell table:style-name="ce29" table:formula="of:=[.H77]*[.D77]" office:value-type="float" office:value="54.0144">
            <text:p>54,01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Power switch 230V/3A</text:p>
          </table:table-cell>
          <table:table-cell table:style-name="ce17" office:value-type="string">
            <text:p>mount hole 13x19mm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78]/[.$D$3]" office:value-type="float" office:value="0.5456">
            <text:p>0,55</text:p>
          </table:table-cell>
          <table:table-cell table:style-name="ce29" table:formula="of:=[.I78]/[.$D$3]" office:value-type="float" office:value="0.5456">
            <text:p>0,55</text:p>
          </table:table-cell>
          <table:table-cell table:style-name="ce29" table:formula="of:=12.4*(1+([.$D$5]/100))" office:value-type="float" office:value="15.004">
            <text:p>15,00</text:p>
          </table:table-cell>
          <table:table-cell table:style-name="ce29" table:formula="of:=[.H78]*[.D78]" office:value-type="float" office:value="15.004">
            <text:p>15,00</text:p>
          </table:table-cell>
          <table:table-cell table:style-name="ce5" office:value-type="string">
            <text:p>gme.cz – P-SW101A-BLUE 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2way PCB screw terminal</text:p>
          </table:table-cell>
          <table:table-cell table:style-name="ce17" office:value-type="string">
            <text:p>pitch 5mm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cs</text:p>
          </table:table-cell>
          <table:table-cell table:style-name="ce29" table:formula="of:=[.H79]/[.$D$3]" office:value-type="float" office:value="0.154">
            <text:p>0,15</text:p>
          </table:table-cell>
          <table:table-cell table:style-name="ce29" table:formula="of:=[.I79]/[.$D$3]" office:value-type="float" office:value="0.308">
            <text:p>0,31</text:p>
          </table:table-cell>
          <table:table-cell table:style-name="ce29" table:formula="of:=3.5*(1+([.$D$5]/100))" office:value-type="float" office:value="4.235">
            <text:p>4,24</text:p>
          </table:table-cell>
          <table:table-cell table:style-name="ce29" table:formula="of:=[.H79]*[.D79]" office:value-type="float" office:value="8.47">
            <text:p>8,47</text:p>
          </table:table-cell>
          <table:table-cell table:style-name="ce5" office:value-type="string">
            <text:p>For RAMPS power supply – gme.cz <text:s/>– ARK300V-2P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Heatshrink</text:p>
          </table:table-cell>
          <table:table-cell table:style-name="ce15" office:value-type="string">
            <text:p>Ø6x100mm</text:p>
          </table:table-cell>
          <table:table-cell table:style-name="ce13"/>
          <table:table-cell table:style-name="ce13" office:value-type="float" office:value="0.1">
            <text:p>0,1</text:p>
          </table:table-cell>
          <table:table-cell table:style-name="ce13" office:value-type="string">
            <text:p>1m</text:p>
          </table:table-cell>
          <table:table-cell table:style-name="ce29" table:formula="of:=[.H80]/[.$D$3]" office:value-type="float" office:value="0.5456">
            <text:p>0,55</text:p>
          </table:table-cell>
          <table:table-cell table:style-name="ce29" table:formula="of:=[.I80]/[.$D$3]" office:value-type="float" office:value="0.05456">
            <text:p>0,05</text:p>
          </table:table-cell>
          <table:table-cell table:style-name="ce29" table:formula="of:=12.4*(1+([.$D$5]/100))" office:value-type="float" office:value="15.004">
            <text:p>15,00</text:p>
          </table:table-cell>
          <table:table-cell table:style-name="ce29" table:formula="of:=[.H80]*[.D80]" office:value-type="float" office:value="1.5004">
            <text:p>1,5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/>
          <table:table-cell table:style-name="ce15"/>
          <table:table-cell table:style-name="ce13" table:number-columns-repeated="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2.5x10 woodscrew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office:value-type="string">
            <text:p>pc</text:p>
          </table:table-cell>
          <table:table-cell table:style-name="ce29" table:formula="of:=[.H82]/[.$D$3]" office:value-type="float" office:value="0.005544">
            <text:p>0,01</text:p>
          </table:table-cell>
          <table:table-cell table:style-name="ce29" table:formula="of:=[.I82]/[.$D$3]" office:value-type="float" office:value="0.033264">
            <text:p>0,03</text:p>
          </table:table-cell>
          <table:table-cell table:style-name="ce29" table:formula="of:=0.126*(1+([.$D$5]/100))" office:value-type="float" office:value="0.15246">
            <text:p>0,15</text:p>
          </table:table-cell>
          <table:table-cell table:style-name="ce29" table:formula="of:=[.H82]*[.D82]" office:value-type="float" office:value="0.91476">
            <text:p>0,91</text:p>
          </table:table-cell>
          <table:table-cell table:style-name="ce5" office:value-type="string">
            <text:p>In local warehouse store, for motor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3x13 woodscrew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11">
            <text:p>11</text:p>
          </table:table-cell>
          <table:table-cell table:style-name="ce13" office:value-type="string">
            <text:p>pc</text:p>
          </table:table-cell>
          <table:table-cell table:style-name="ce29" table:formula="of:=[.H83]/[.$D$3]" office:value-type="float" office:value="0.007656">
            <text:p>0,01</text:p>
          </table:table-cell>
          <table:table-cell table:style-name="ce29" table:formula="of:=[.I83]/[.$D$3]" office:value-type="float" office:value="0.084216">
            <text:p>0,08</text:p>
          </table:table-cell>
          <table:table-cell table:style-name="ce29" table:formula="of:=0.174*(1+([.$D$5]/100))" office:value-type="float" office:value="0.21054">
            <text:p>0,21</text:p>
          </table:table-cell>
          <table:table-cell table:style-name="ce29" table:formula="of:=[.H83]*[.D83]" office:value-type="float" office:value="2.31594">
            <text:p>2,32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3x10</text:p>
          </table:table-cell>
          <table:table-cell table:style-name="ce13" office:value-type="string">
            <text:p>Phillips countersunk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office:value-type="string">
            <text:p>pc</text:p>
          </table:table-cell>
          <table:table-cell table:style-name="ce29" table:formula="of:=[.H85]/[.$D$3]" office:value-type="float" office:value="0.005544">
            <text:p>0,01</text:p>
          </table:table-cell>
          <table:table-cell table:style-name="ce29" table:formula="of:=[.I85]/[.$D$3]" office:value-type="float" office:value="0.016632">
            <text:p>0,02</text:p>
          </table:table-cell>
          <table:table-cell table:style-name="ce29" table:formula="of:=0.126*(1+([.$D$5]/100))" office:value-type="float" office:value="0.15246">
            <text:p>0,15</text:p>
          </table:table-cell>
          <table:table-cell table:style-name="ce29" table:formula="of:=[.H85]*[.D85]" office:value-type="float" office:value="0.45738">
            <text:p>0,46</text:p>
          </table:table-cell>
          <table:table-cell table:style-name="ce5" office:value-type="string">
            <text:p>In local warehouse store, for motor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16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86]/[.$D$3]" office:value-type="float" office:value="0.007656">
            <text:p>0,01</text:p>
          </table:table-cell>
          <table:table-cell table:style-name="ce29" table:formula="of:=[.I86]/[.$D$3]" office:value-type="float" office:value="0.030624">
            <text:p>0,03</text:p>
          </table:table-cell>
          <table:table-cell table:style-name="ce29" table:formula="of:=0.174*(1+([.$D$5]/100))" office:value-type="float" office:value="0.21054">
            <text:p>0,21</text:p>
          </table:table-cell>
          <table:table-cell table:style-name="ce29" table:formula="of:=[.H86]*[.D86]" office:value-type="float" office:value="0.84216">
            <text:p>0,84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20</text:p>
          </table:table-cell>
          <table:table-cell table:style-name="ce13" office:value-type="string">
            <text:p>Phillips countersunk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87]/[.$D$3]" office:value-type="float" office:value="0.006908">
            <text:p>0,01</text:p>
          </table:table-cell>
          <table:table-cell table:style-name="ce29" table:formula="of:=[.I87]/[.$D$3]" office:value-type="float" office:value="0.027632">
            <text:p>0,03</text:p>
          </table:table-cell>
          <table:table-cell table:style-name="ce29" table:formula="of:=0.157*(1+([.$D$5]/100))" office:value-type="float" office:value="0.18997">
            <text:p>0,19</text:p>
          </table:table-cell>
          <table:table-cell table:style-name="ce29" table:formula="of:=[.H87]*[.D87]" office:value-type="float" office:value="0.75988">
            <text:p>0,76</text:p>
          </table:table-cell>
          <table:table-cell table:style-name="ce5" office:value-type="string">
            <text:p>In local warehouse store, for heatbed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25</text:p>
          </table:table-cell>
          <table:table-cell table:style-name="ce13" office:value-type="string">
            <text:p>Phillips countersunk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office:value-type="string">
            <text:p>pc</text:p>
          </table:table-cell>
          <table:table-cell table:style-name="ce29" table:formula="of:=[.H88]/[.$D$3]" office:value-type="float" office:value="0.00924">
            <text:p>0,01</text:p>
          </table:table-cell>
          <table:table-cell table:style-name="ce29" table:formula="of:=[.I88]/[.$D$3]" office:value-type="float" office:value="0.0462">
            <text:p>0,05</text:p>
          </table:table-cell>
          <table:table-cell table:style-name="ce29" table:formula="of:=0.21*(1+([.$D$5]/100))" office:value-type="float" office:value="0.2541">
            <text:p>0,25</text:p>
          </table:table-cell>
          <table:table-cell table:style-name="ce29" table:formula="of:=[.H88]*[.D88]" office:value-type="float" office:value="1.2705">
            <text:p>1,27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30</text:p>
          </table:table-cell>
          <table:table-cell table:style-name="ce13" office:value-type="string">
            <text:p>Phillips countersunk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89]/[.$D$3]" office:value-type="float" office:value="0.01078">
            <text:p>0,01</text:p>
          </table:table-cell>
          <table:table-cell table:style-name="ce29" table:formula="of:=[.I89]/[.$D$3]" office:value-type="float" office:value="0.02156">
            <text:p>0,02</text:p>
          </table:table-cell>
          <table:table-cell table:style-name="ce29" table:formula="of:=0.245*(1+([.$D$5]/100))" office:value-type="float" office:value="0.29645">
            <text:p>0,30</text:p>
          </table:table-cell>
          <table:table-cell table:style-name="ce29" table:formula="of:=[.H89]*[.D89]" office:value-type="float" office:value="0.5929">
            <text:p>0,59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35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90]/[.$D$3]" office:value-type="float" office:value="0.01364">
            <text:p>0,01</text:p>
          </table:table-cell>
          <table:table-cell table:style-name="ce29" table:formula="of:=[.I90]/[.$D$3]" office:value-type="float" office:value="0.05456">
            <text:p>0,05</text:p>
          </table:table-cell>
          <table:table-cell table:style-name="ce29" table:formula="of:=0.31*(1+([.$D$5]/100))" office:value-type="float" office:value="0.3751">
            <text:p>0,38</text:p>
          </table:table-cell>
          <table:table-cell table:style-name="ce29" table:formula="of:=[.H90]*[.D90]" office:value-type="float" office:value="1.5004">
            <text:p>1,50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3 nut</text:p>
          </table:table-cell>
          <table:table-cell table:style-name="ce13" table:number-columns-repeated="2"/>
          <table:table-cell table:style-name="ce13" office:value-type="float" office:value="9">
            <text:p>9</text:p>
          </table:table-cell>
          <table:table-cell table:style-name="ce13" office:value-type="string">
            <text:p>pc</text:p>
          </table:table-cell>
          <table:table-cell table:style-name="ce29" table:formula="of:=[.H92]/[.$D$3]" office:value-type="float" office:value="0.0044">
            <text:p>0,00</text:p>
          </table:table-cell>
          <table:table-cell table:style-name="ce29" table:formula="of:=[.I92]/[.$D$3]" office:value-type="float" office:value="0.0396">
            <text:p>0,04</text:p>
          </table:table-cell>
          <table:table-cell table:style-name="ce29" table:formula="of:=0.1*(1+([.$D$5]/100))" office:value-type="float" office:value="0.121">
            <text:p>0,12</text:p>
          </table:table-cell>
          <table:table-cell table:style-name="ce29" table:formula="of:=[.H92]*[.D92]" office:value-type="float" office:value="1.089">
            <text:p>1,09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 nylock nut</text:p>
          </table:table-cell>
          <table:table-cell table:style-name="ce13" table:number-columns-repeated="2"/>
          <table:table-cell table:style-name="ce13" office:value-type="float" office:value="6">
            <text:p>6</text:p>
          </table:table-cell>
          <table:table-cell table:style-name="ce13" office:value-type="string">
            <text:p>pc</text:p>
          </table:table-cell>
          <table:table-cell table:style-name="ce29" table:formula="of:=[.H93]/[.$D$3]" office:value-type="float" office:value="0.0154">
            <text:p>0,02</text:p>
          </table:table-cell>
          <table:table-cell table:style-name="ce29" table:formula="of:=[.I93]/[.$D$3]" office:value-type="float" office:value="0.0924">
            <text:p>0,09</text:p>
          </table:table-cell>
          <table:table-cell table:style-name="ce29" table:formula="of:=0.35*(1+([.$D$5]/100))" office:value-type="float" office:value="0.4235">
            <text:p>0,42</text:p>
          </table:table-cell>
          <table:table-cell table:style-name="ce29" table:formula="of:=[.H93]*[.D93]" office:value-type="float" office:value="2.541">
            <text:p>2,54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x12 nut</text:p>
          </table:table-cell>
          <table:table-cell table:style-name="ce13" table:number-columns-repeated="2"/>
          <table:table-cell table:style-name="ce13" office:value-type="float" office:value="4">
            <text:p>4</text:p>
          </table:table-cell>
          <table:table-cell table:style-name="ce13" office:value-type="string">
            <text:p>pc</text:p>
          </table:table-cell>
          <table:table-cell table:style-name="ce29" table:formula="of:=[.H94]/[.$D$3]" office:value-type="float" office:value="0.0176">
            <text:p>0,02</text:p>
          </table:table-cell>
          <table:table-cell table:style-name="ce29" table:formula="of:=[.I94]/[.$D$3]" office:value-type="float" office:value="0.0704">
            <text:p>0,07</text:p>
          </table:table-cell>
          <table:table-cell table:style-name="ce29" table:formula="of:=0.4*(1+([.$D$5]/100))" office:value-type="float" office:value="0.484">
            <text:p>0,48</text:p>
          </table:table-cell>
          <table:table-cell table:style-name="ce29" table:formula="of:=[.H94]*[.D94]" office:value-type="float" office:value="1.936">
            <text:p>1,94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3 washer</text:p>
          </table:table-cell>
          <table:table-cell table:style-name="ce13" table:number-columns-repeated="2"/>
          <table:table-cell table:style-name="ce13" office:value-type="float" office:value="8">
            <text:p>8</text:p>
          </table:table-cell>
          <table:table-cell table:style-name="ce13" office:value-type="string">
            <text:p>pc</text:p>
          </table:table-cell>
          <table:table-cell table:style-name="ce29" table:formula="of:=[.H95]/[.$D$3]" office:value-type="float" office:value="0.001188">
            <text:p>0,00</text:p>
          </table:table-cell>
          <table:table-cell table:style-name="ce29" table:formula="of:=[.I95]/[.$D$3]" office:value-type="float" office:value="0.009504">
            <text:p>0,01</text:p>
          </table:table-cell>
          <table:table-cell table:style-name="ce29" table:formula="of:=0.027*(1+([.$D$5]/100))" office:value-type="float" office:value="0.03267">
            <text:p>0,03</text:p>
          </table:table-cell>
          <table:table-cell table:style-name="ce29" table:formula="of:=[.H95]*[.D95]" office:value-type="float" office:value="0.26136">
            <text:p>0,26</text:p>
          </table:table-cell>
          <table:table-cell table:style-name="ce5" office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4x20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97]/[.$D$3]" office:value-type="float" office:value="0.0099924">
            <text:p>0,01</text:p>
          </table:table-cell>
          <table:table-cell table:style-name="ce29" table:formula="of:=[.I97]/[.$D$3]" office:value-type="float" office:value="0.0199848">
            <text:p>0,02</text:p>
          </table:table-cell>
          <table:table-cell table:style-name="ce29" table:formula="of:=0.2271*(1+([.$D$5]/100))" office:value-type="float" office:value="0.274791">
            <text:p>0,27</text:p>
          </table:table-cell>
          <table:table-cell table:style-name="ce29" table:formula="of:=[.H97]*[.D97]" office:value-type="float" office:value="0.549582">
            <text:p>0,55</text:p>
          </table:table-cell>
          <table:table-cell table:style-name="ce5" office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4x50</text:p>
          </table:table-cell>
          <table:table-cell table:style-name="ce13" office:value-type="string">
            <text:p>Phillips round-pan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office:value-type="string">
            <text:p>pc</text:p>
          </table:table-cell>
          <table:table-cell table:style-name="ce29" table:formula="of:=[.H98]/[.$D$3]" office:value-type="float" office:value="0.0198">
            <text:p>0,02</text:p>
          </table:table-cell>
          <table:table-cell table:style-name="ce29" table:formula="of:=[.I98]/[.$D$3]" office:value-type="float" office:value="0.1188">
            <text:p>0,12</text:p>
          </table:table-cell>
          <table:table-cell table:style-name="ce29" table:formula="of:=0.45*(1+([.$D$5]/100))" office:value-type="float" office:value="0.5445">
            <text:p>0,54</text:p>
          </table:table-cell>
          <table:table-cell table:style-name="ce29" table:formula="of:=[.H98]*[.D98]" office:value-type="float" office:value="3.267">
            <text:p>3,27</text:p>
          </table:table-cell>
          <table:table-cell table:style-name="ce5" office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4 nut</text:p>
          </table:table-cell>
          <table:table-cell table:style-name="ce13" table:number-columns-repeated="2"/>
          <table:table-cell table:style-name="ce13" office:value-type="float" office:value="8">
            <text:p>8</text:p>
          </table:table-cell>
          <table:table-cell table:style-name="ce13" office:value-type="string">
            <text:p>pc</text:p>
          </table:table-cell>
          <table:table-cell table:style-name="ce29" table:formula="of:=[.H99]/[.$D$3]" office:value-type="float" office:value="0.00704">
            <text:p>0,01</text:p>
          </table:table-cell>
          <table:table-cell table:style-name="ce29" table:formula="of:=[.I99]/[.$D$3]" office:value-type="float" office:value="0.05632">
            <text:p>0,06</text:p>
          </table:table-cell>
          <table:table-cell table:style-name="ce29" table:formula="of:=0.16*(1+([.$D$5]/100))" office:value-type="float" office:value="0.1936">
            <text:p>0,19</text:p>
          </table:table-cell>
          <table:table-cell table:style-name="ce29" table:formula="of:=[.H99]*[.D99]" office:value-type="float" office:value="1.5488">
            <text:p>1,55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4 washer</text:p>
          </table:table-cell>
          <table:table-cell table:style-name="ce13" table:number-columns-repeated="2"/>
          <table:table-cell table:style-name="ce13" office:value-type="float" office:value="18">
            <text:p>18</text:p>
          </table:table-cell>
          <table:table-cell table:style-name="ce13" office:value-type="string">
            <text:p>pc</text:p>
          </table:table-cell>
          <table:table-cell table:style-name="ce29" table:formula="of:=[.H100]/[.$D$3]" office:value-type="float" office:value="0.001936">
            <text:p>0,00</text:p>
          </table:table-cell>
          <table:table-cell table:style-name="ce29" table:formula="of:=[.I100]/[.$D$3]" office:value-type="float" office:value="0.034848">
            <text:p>0,03</text:p>
          </table:table-cell>
          <table:table-cell table:style-name="ce29" table:formula="of:=0.044*(1+([.$D$5]/100))" office:value-type="float" office:value="0.05324">
            <text:p>0,05</text:p>
          </table:table-cell>
          <table:table-cell table:style-name="ce29" table:formula="of:=[.H100]*[.D100]" office:value-type="float" office:value="0.95832">
            <text:p>0,96</text:p>
          </table:table-cell>
          <table:table-cell table:style-name="ce5" office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5 nut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102]/[.$D$3]" office:value-type="float" office:value="0.00704">
            <text:p>0,01</text:p>
          </table:table-cell>
          <table:table-cell table:style-name="ce29" table:formula="of:=[.I102]/[.$D$3]" office:value-type="float" office:value="0.01408">
            <text:p>0,01</text:p>
          </table:table-cell>
          <table:table-cell table:style-name="ce29" table:formula="of:=0.16*(1+([.$D$5]/100))" office:value-type="float" office:value="0.1936">
            <text:p>0,19</text:p>
          </table:table-cell>
          <table:table-cell table:style-name="ce29" table:formula="of:=[.H102]*[.D102]" office:value-type="float" office:value="0.3872">
            <text:p>0,39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6 mutgard washer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104]/[.$D$3]" office:value-type="float" office:value="0.00704">
            <text:p>0,01</text:p>
          </table:table-cell>
          <table:table-cell table:style-name="ce29" table:formula="of:=[.I104]/[.$D$3]" office:value-type="float" office:value="0.01408">
            <text:p>0,01</text:p>
          </table:table-cell>
          <table:table-cell table:style-name="ce29" table:formula="of:=0.16*(1+([.$D$5]/100))" office:value-type="float" office:value="0.1936">
            <text:p>0,19</text:p>
          </table:table-cell>
          <table:table-cell table:style-name="ce29" table:formula="of:=[.H104]*[.D104]" office:value-type="float" office:value="0.3872">
            <text:p>0,39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M8 nut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3" office:value-type="string">
            <text:p>pc</text:p>
          </table:table-cell>
          <table:table-cell table:style-name="ce29" table:formula="of:=[.H106]/[.$D$3]" office:value-type="float" office:value="0.0187">
            <text:p>0,02</text:p>
          </table:table-cell>
          <table:table-cell table:style-name="ce29" table:formula="of:=[.I106]/[.$D$3]" office:value-type="float" office:value="0.935">
            <text:p>0,94</text:p>
          </table:table-cell>
          <table:table-cell table:style-name="ce29" table:formula="of:=0.425*(1+([.$D$5]/100))" office:value-type="float" office:value="0.51425">
            <text:p>0,51</text:p>
          </table:table-cell>
          <table:table-cell table:style-name="ce29" table:formula="of:=[.H106]*[.D106]" office:value-type="float" office:value="25.7125">
            <text:p>25,71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8 nylock nut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107]/[.$D$3]" office:value-type="float" office:value="0.0627">
            <text:p>0,06</text:p>
          </table:table-cell>
          <table:table-cell table:style-name="ce29" table:formula="of:=[.I107]/[.$D$3]" office:value-type="float" office:value="0.0627">
            <text:p>0,06</text:p>
          </table:table-cell>
          <table:table-cell table:style-name="ce29" table:formula="of:=1.425*(1+([.$D$5]/100))" office:value-type="float" office:value="1.72425">
            <text:p>1,72</text:p>
          </table:table-cell>
          <table:table-cell table:style-name="ce29" table:formula="of:=[.H107]*[.D107]" office:value-type="float" office:value="1.72425">
            <text:p>1,72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M8 washer</text:p>
          </table:table-cell>
          <table:table-cell table:style-name="ce13" table:number-columns-repeated="2"/>
          <table:table-cell table:style-name="ce13" office:value-type="float" office:value="84">
            <text:p>84</text:p>
          </table:table-cell>
          <table:table-cell table:style-name="ce13" office:value-type="string">
            <text:p>pc</text:p>
          </table:table-cell>
          <table:table-cell table:style-name="ce29" table:formula="of:=[.H108]/[.$D$3]" office:value-type="float" office:value="0.00902">
            <text:p>0,01</text:p>
          </table:table-cell>
          <table:table-cell table:style-name="ce29" table:formula="of:=[.I108]/[.$D$3]" office:value-type="float" office:value="0.75768">
            <text:p>0,76</text:p>
          </table:table-cell>
          <table:table-cell table:style-name="ce29" table:formula="of:=0.205*(1+([.$D$5]/100))" office:value-type="float" office:value="0.24805">
            <text:p>0,25</text:p>
          </table:table-cell>
          <table:table-cell table:style-name="ce29" table:formula="of:=[.H108]*[.D108]" office:value-type="float" office:value="20.8362">
            <text:p>20,84</text:p>
          </table:table-cell>
          <table:table-cell table:style-name="ce5" office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>
            <text:p>Polycarbonate plate</text:p>
          </table:table-cell>
          <table:table-cell table:style-name="ce18" office:value-type="string">
            <text:p>120x120x3mm</text:p>
          </table:table-cell>
          <table:table-cell table:style-name="ce13" office:value-type="string">
            <text:p>145x145x3mm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c</text:p>
          </table:table-cell>
          <table:table-cell table:style-name="ce29" table:formula="of:=[.H110]/[.$D$3]" office:value-type="float" office:value="4.4">
            <text:p>4,40</text:p>
          </table:table-cell>
          <table:table-cell table:style-name="ce29" table:formula="of:=[.I110]/[.$D$3]" office:value-type="float" office:value="4.4">
            <text:p>4,40</text:p>
          </table:table-cell>
          <table:table-cell table:style-name="ce29" table:formula="of:=100*(1+([.$D$5]/100))" office:value-type="float" office:value="121">
            <text:p>121,00</text:p>
          </table:table-cell>
          <table:table-cell table:style-name="ce29" table:formula="of:=[.H110]*[.D110]" office:value-type="float" office:value="121">
            <text:p>121,00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Cable tie</text:p>
          </table:table-cell>
          <table:table-cell table:style-name="ce18" office:value-type="string">
            <text:p>Length 100mm</text:p>
          </table:table-cell>
          <table:table-cell table:style-name="ce13"/>
          <table:table-cell table:style-name="ce13" office:value-type="float" office:value="33">
            <text:p>33</text:p>
          </table:table-cell>
          <table:table-cell table:style-name="ce13" office:value-type="string">
            <text:p>pc</text:p>
          </table:table-cell>
          <table:table-cell table:style-name="ce29" table:formula="of:=[.H111]/[.$D$3]" office:value-type="float" office:value="0.022">
            <text:p>0,02</text:p>
          </table:table-cell>
          <table:table-cell table:style-name="ce29" table:formula="of:=[.I111]/[.$D$3]" office:value-type="float" office:value="0.726">
            <text:p>0,73</text:p>
          </table:table-cell>
          <table:table-cell table:style-name="ce29" table:formula="of:=0.5*(1+([.$D$5]/100))" office:value-type="float" office:value="0.605">
            <text:p>0,61</text:p>
          </table:table-cell>
          <table:table-cell table:style-name="ce29" table:formula="of:=[.H111]*[.D111]" office:value-type="float" office:value="19.965">
            <text:p>19,97</text:p>
          </table:table-cell>
          <table:table-cell table:style-name="ce5" office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PVC Tube</text:p>
          </table:table-cell>
          <table:table-cell table:style-name="ce18" office:value-type="string">
            <text:p><text:span text:style-name="T3">Inner Ø5</text:span><text:span text:style-name="T4">x20mm</text:span>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c</text:p>
          </table:table-cell>
          <table:table-cell table:style-name="ce29" table:formula="of:=[.H112]/[.$D$3]" office:value-type="float" office:value="0.044">
            <text:p>0,04</text:p>
          </table:table-cell>
          <table:table-cell table:style-name="ce29" table:formula="of:=[.I112]/[.$D$3]" office:value-type="float" office:value="0.088">
            <text:p>0,09</text:p>
          </table:table-cell>
          <table:table-cell table:style-name="ce29" table:formula="of:=1*(1+([.$D$5]/100))" office:value-type="float" office:value="1.21">
            <text:p>1,21</text:p>
          </table:table-cell>
          <table:table-cell table:style-name="ce29" table:formula="of:=[.H112]*[.D112]" office:value-type="float" office:value="2.42">
            <text:p>2,42</text:p>
          </table:table-cell>
          <table:table-cell table:style-name="ce5" office:value-type="string">
            <text:p>In local warehouse store, for Z threaded rod</text:p>
          </table:table-cell>
          <table:table-cell table:number-columns-repeated="1014"/>
        </table:table-row>
        <table:table-row table:style-name="ro4">
          <table:table-cell table:style-name="ce7" office:value-type="string">
            <text:p>Total sum</text:p>
          </table:table-cell>
          <table:table-cell table:style-name="ce19" table:number-columns-repeated="3"/>
          <table:table-cell table:style-name="ce26"/>
          <table:table-cell table:style-name="ce31" table:formula="of:=SUM([.G23:.G112])" office:value-type="float" office:value="103.192121440646">
            <text:p>103,19</text:p>
          </table:table-cell>
          <table:table-cell table:style-name="ce32" office:value-type="string">
            <text:p>EUR</text:p>
          </table:table-cell>
          <table:table-cell table:style-name="ce31" table:formula="of:=SUM([.I23:.I112])" office:value-type="float" office:value="2837.78333961776">
            <text:p>2837,78</text:p>
          </table:table-cell>
          <table:table-cell table:style-name="ce33" office:value-type="string">
            <text:p>KČ</text:p>
          </table:table-cell>
          <table:table-cell table:style-name="ce3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* Chinese goods ordered from aliexpress.com with free shipp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Change log:</text:p>
          </table:table-cell>
          <table:table-cell table:number-columns-repeated="1023"/>
        </table:table-row>
        <table:table-row table:style-name="ro2">
          <table:table-cell table:style-name="ce10" office:value-type="date" office:date-value="2015-10-01">
            <text:p>1.10.2015</text:p>
          </table:table-cell>
          <table:table-cell table:style-name="ce20" office:value-type="string">
            <text:p>1.2</text:p>
          </table:table-cell>
          <table:table-cell table:style-name="ce3" office:value-type="string">
            <text:p>Added screw terminals that have to be used instead of original plugs RAMPS 1.4 comming with.</text:p>
          </table:table-cell>
          <table:table-cell table:number-columns-repeated="1021"/>
        </table:table-row>
        <table:table-row table:style-name="ro2">
          <table:table-cell table:style-name="ce10" office:value-type="date" office:date-value="2015-09-22">
            <text:p>22.9.2015</text:p>
          </table:table-cell>
          <table:table-cell table:style-name="ce20" office:value-type="string">
            <text:p>1.1</text:p>
          </table:table-cell>
          <table:table-cell table:style-name="ce3" office:value-type="string">
            <text:p>Distance of mounting holes on endstop microswitches corrected.</text:p>
          </table:table-cell>
          <table:table-cell table:number-columns-repeated="1021"/>
        </table:table-row>
        <table:table-row table:style-name="ro2">
          <table:table-cell table:style-name="ce10" office:value-type="date" office:date-value="2015-08-06">
            <text:p>6.8.2015</text:p>
          </table:table-cell>
          <table:table-cell table:style-name="ce20" office:value-type="string">
            <text:p>1.0</text:p>
          </table:table-cell>
          <table:table-cell table:style-name="ce3" office:value-type="string">
            <text:p>Final default version of ToyREP printer</text:p>
          </table:table-cell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X="1" style:scale-to-Y="3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1.10.2015</text:date>, <text:time>13:57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řib</meta:initial-creator>
    <meta:creation-date>2015-06-04T06:54:12.18</meta:creation-date>
    <dc:date>2015-10-01T13:57:44.01</dc:date>
    <dc:creator>Martin Hřib</dc:creator>
    <meta:editing-duration>PT8H46M16S</meta:editing-duration>
    <meta:editing-cycles>21</meta:editing-cycles>
    <meta:generator>OpenOffice/4.1.1$Win32 OpenOffice.org_project/411m6$Build-9775</meta:generator>
    <meta:printed-by>Martin Hřib</meta:printed-by>
    <meta:print-date>2015-06-04T15:08:35.71</meta:print-date>
    <meta:document-statistic meta:table-count="1" meta:cell-count="686" meta:object-count="0"/>
  </office:meta>
</office:document-meta>
</file>